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355e00" draw:marker-start-width="0.28cm" draw:marker-end-width="0.28cm" draw:fill-color="#75d779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c5000b" draw:marker-start-width="0.28cm" draw:marker-end-width="0.28cm" draw:fill="solid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3cm" fo:min-width="0cm"/>
      <style:paragraph-properties style:writing-mode="lr-tb"/>
    </style:style>
    <style:style style:name="gr7" style:family="graphic" style:parent-style-name="objectwithoutfill">
      <style:graphic-properties svg:stroke-width="0.02cm" svg:stroke-color="#c5000b" draw:marker-start="Arrow" draw:marker-start-width="0.23cm" draw:marker-end="" draw:marker-end-width="0.23cm" draw:fill="solid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0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6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14cm" fo:min-width="0cm"/>
      <style:paragraph-properties style:writing-mode="lr-tb"/>
    </style:style>
    <style:style style:name="gr15" style:family="graphic" style:parent-style-name="objectwithoutfill">
      <style:graphic-properties svg:stroke-width="0.02cm" svg:stroke-color="#800080" draw:marker-start="Arrow" draw:marker-start-width="0.23cm" draw:marker-end="" draw:marker-end-width="0.23cm" draw:fill="solid" draw:textarea-vertical-align="middle" fo:padding-top="0.135cm" fo:padding-bottom="0.135cm" fo:padding-left="0.26cm" fo:padding-right="0.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5d779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color="#008000"/>
    </style:style>
    <style:style style:name="P6" style:family="paragraph">
      <loext:graphic-properties draw:fill="none" draw:fill-color="#ffffff"/>
      <style:text-properties fo:color="#008000"/>
    </style:style>
    <style:style style:name="T1" style:family="text">
      <style:text-properties fo:color="#004586" fo:font-size="8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color="#008000" fo:font-size="8pt" style:font-size-asian="18pt" style:font-size-complex="18pt"/>
    </style:style>
    <style:style style:name="T4" style:family="text">
      <style:text-properties fo:color="#c5000b" fo:font-size="8pt" style:font-size-asian="18pt" style:font-size-complex="18pt"/>
    </style:style>
    <style:style style:name="T5" style:family="text">
      <style:text-properties fo:color="#800080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4.61cm" svg:height="3.376cm" svg:x="3.696cm" svg:y="3.065cm" svg:viewBox="0 0 4611 3377" draw:points="3383,0 4611,2158 1667,3377 0,2147 572,0">
          <text:p/>
        </draw:polygon>
        <draw:polygon draw:style-name="gr2" draw:text-style-name="P2" draw:layer="layout" svg:width="3.428cm" svg:height="2.168cm" svg:x="7.08cm" svg:y="3.055cm" svg:viewBox="0 0 3429 2169" draw:points="0,11 1228,2169 3403,1284 3429,556 2900,0">
          <text:p/>
        </draw:polygon>
        <draw:line draw:style-name="gr3" draw:text-style-name="P3" draw:layer="layout" svg:x1="8.318cm" svg:y1="5.258cm" svg:x2="7.053cm" svg:y2="3.037cm">
          <text:p/>
        </draw:line>
        <draw:frame draw:style-name="gr4" draw:text-style-name="P4" draw:layer="layout" svg:width="1.277cm" svg:height="0.569cm" svg:x="6.289cm" svg:y="2.526cm">
          <draw:text-box>
            <text:p><text:span text:style-name="T1">vertex</text:span></text:p>
          </draw:text-box>
        </draw:frame>
        <draw:frame draw:style-name="gr5" draw:text-style-name="P4" draw:layer="layout" svg:width="1.8cm" svg:height="0.582cm" svg:x="3.14cm" svg:y="2.566cm">
          <draw:text-box>
            <text:p><text:span text:style-name="T1">lastVertex</text:span></text:p>
          </draw:text-box>
        </draw:frame>
        <draw:frame draw:style-name="gr6" draw:text-style-name="P4" draw:layer="layout" svg:width="1.919cm" svg:height="0.569cm" svg:x="8.181cm" svg:y="5.106cm">
          <draw:text-box>
            <text:p><text:span text:style-name="T1">nextVertex</text:span></text:p>
          </draw:text-box>
        </draw:frame>
        <draw:line draw:style-name="gr7" draw:text-style-name="P3" draw:layer="layout" svg:x1="7.519cm" svg:y1="3.386cm" svg:x2="8.392cm" svg:y2="4.841cm">
          <text:p/>
        </draw:line>
        <draw:line draw:style-name="gr7" draw:text-style-name="P3" draw:layer="layout" svg:x1="7.943cm" svg:y1="5.093cm" svg:x2="7.03cm" svg:y2="3.492cm">
          <text:p/>
        </draw:line>
        <draw:frame draw:style-name="gr8" draw:text-style-name="P4" draw:layer="layout" svg:width="1.045cm" svg:height="0.569cm" svg:x="2.769cm" svg:y="4.921cm">
          <draw:text-box>
            <text:p><text:span text:style-name="T2">face</text:span></text:p>
          </draw:text-box>
        </draw:frame>
        <draw:frame draw:style-name="gr9" draw:text-style-name="P4" draw:layer="layout" svg:width="1.878cm" svg:height="0.569cm" svg:x="10.564cm" svg:y="3.241cm">
          <draw:text-box>
            <text:p><text:span text:style-name="T2">otherFace</text:span></text:p>
          </draw:text-box>
        </draw:frame>
        <draw:frame draw:style-name="gr6" draw:text-style-name="P4" draw:layer="layout" svg:width="1.919cm" svg:height="0.569cm" svg:x="8.182cm" svg:y="5.424cm">
          <draw:text-box>
            <text:p><text:span text:style-name="T1">nextCorner</text:span></text:p>
          </draw:text-box>
        </draw:frame>
        <draw:frame draw:style-name="gr10" draw:text-style-name="P4" draw:layer="layout" svg:width="1.878cm" svg:height="0.569cm" svg:x="6.29cm" svg:y="2.226cm">
          <draw:text-box>
            <text:p><text:span text:style-name="T3">testCorner</text:span></text:p>
          </draw:text-box>
        </draw:frame>
        <draw:frame draw:style-name="gr11" draw:text-style-name="P6" draw:layer="layout" svg:width="2.458cm" svg:height="0.569cm" svg:x="8.183cm" svg:y="5.756cm">
          <draw:text-box>
            <text:p text:style-name="P5"><text:span text:style-name="T2">testVertexPrev</text:span></text:p>
          </draw:text-box>
        </draw:frame>
        <draw:frame draw:style-name="gr12" draw:text-style-name="P4" draw:layer="layout" svg:width="2.089cm" svg:height="0.569cm" svg:x="6.29cm" svg:y="1.923cm">
          <draw:text-box>
            <text:p><text:span text:style-name="T3">otherCorner</text:span></text:p>
          </draw:text-box>
        </draw:frame>
        <draw:frame draw:style-name="gr13" draw:text-style-name="P4" draw:layer="layout" svg:width="2.023cm" svg:height="0.569cm" svg:x="4.557cm" svg:y="6.377cm">
          <draw:text-box>
            <text:p><text:span text:style-name="T1">nextVertex2</text:span></text:p>
          </draw:text-box>
        </draw:frame>
        <draw:line draw:style-name="gr7" draw:text-style-name="P3" draw:layer="layout" svg:x1="6.805cm" svg:y1="3.214cm" svg:x2="4.702cm" svg:y2="3.201cm">
          <text:p/>
        </draw:line>
        <draw:line draw:style-name="gr7" draw:text-style-name="P3" draw:layer="layout" svg:x1="9.592cm" svg:y1="3.219cm" svg:x2="7.489cm" svg:y2="3.206cm">
          <text:p/>
        </draw:line>
        <draw:line draw:style-name="gr7" draw:text-style-name="P3" draw:layer="layout" svg:x1="5.469cm" svg:y1="6.125cm" svg:x2="7.837cm" svg:y2="5.172cm">
          <text:p/>
        </draw:line>
        <draw:line draw:style-name="gr7" draw:text-style-name="P3" draw:layer="layout" svg:x1="8.49cm" svg:y1="4.917cm" svg:x2="10.297cm" svg:y2="4.193cm">
          <text:p/>
        </draw:line>
        <draw:frame draw:style-name="gr5" draw:text-style-name="P4" draw:layer="layout" svg:width="1.8cm" svg:height="0.582cm" svg:x="3.14cm" svg:y="2.234cm">
          <draw:text-box>
            <text:p><text:span text:style-name="T4">position1</text:span></text:p>
          </draw:text-box>
        </draw:frame>
        <draw:frame draw:style-name="gr14" draw:text-style-name="P4" draw:layer="layout" svg:width="1.666cm" svg:height="0.569cm" svg:x="6.29cm" svg:y="1.557cm">
          <draw:text-box>
            <text:p><text:span text:style-name="T4">position2</text:span></text:p>
          </draw:text-box>
        </draw:frame>
        <draw:frame draw:style-name="gr6" draw:text-style-name="P4" draw:layer="layout" svg:width="1.919cm" svg:height="0.569cm" svg:x="8.183cm" svg:y="6.082cm">
          <draw:text-box>
            <text:p><text:span text:style-name="T4">position3</text:span></text:p>
          </draw:text-box>
        </draw:frame>
        <draw:frame draw:style-name="gr13" draw:text-style-name="P4" draw:layer="layout" svg:width="2.023cm" svg:height="0.569cm" svg:x="4.558cm" svg:y="6.696cm">
          <draw:text-box>
            <text:p><text:span text:style-name="T4">position4</text:span></text:p>
          </draw:text-box>
        </draw:frame>
        <draw:frame draw:style-name="gr5" draw:text-style-name="P4" draw:layer="layout" svg:width="1.8cm" svg:height="0.582cm" svg:x="4.807cm" svg:y="3.121cm">
          <draw:text-box>
            <text:p><text:span text:style-name="T4">direction1</text:span></text:p>
          </draw:text-box>
        </draw:frame>
        <draw:frame draw:style-name="gr5" draw:text-style-name="P4" draw:layer="layout" svg:width="1.8cm" svg:height="0.582cm" svg:x="4.899cm" svg:y="5.225cm">
          <draw:text-box>
            <text:p><text:span text:style-name="T4">direction2</text:span></text:p>
          </draw:text-box>
        </draw:frame>
        <draw:line draw:style-name="gr15" draw:text-style-name="P3" draw:layer="layout" svg:x1="4.702cm" svg:y1="4.378cm" svg:x2="4.702cm" svg:y2="3.36cm">
          <text:p/>
        </draw:line>
        <draw:frame draw:style-name="gr5" draw:text-style-name="P4" draw:layer="layout" svg:width="1.8cm" svg:height="0.582cm" svg:x="4.555cm" svg:y="3.558cm">
          <draw:text-box>
            <text:p><text:span text:style-name="T5">normal1</text:span></text:p>
          </draw:text-box>
        </draw:frame>
        <draw:line draw:style-name="gr15" draw:text-style-name="P3" draw:layer="layout" svg:x1="6.818cm" svg:y1="4.656cm" svg:x2="7.175cm" svg:y2="5.344cm">
          <text:p/>
        </draw:line>
        <draw:frame draw:style-name="gr5" draw:text-style-name="P4" draw:layer="layout" svg:width="1.8cm" svg:height="0.582cm" svg:x="5.402cm" svg:y="4.604cm">
          <draw:text-box>
            <text:p><text:span text:style-name="T5">normal2</text:span></text:p>
          </draw:text-box>
        </draw:frame>
        <draw:frame draw:style-name="gr16" draw:text-style-name="P4" draw:layer="layout" svg:width="2.789cm" svg:height="0.569cm" svg:x="10.353cm" svg:y="4.173cm">
          <draw:text-box>
            <text:p><text:span text:style-name="T3">otherVertexPrev2</text:span></text:p>
          </draw:text-box>
        </draw:frame>
        <draw:frame draw:style-name="gr17" draw:text-style-name="P4" draw:layer="layout" svg:width="2.604cm" svg:height="0.569cm" svg:x="9.572cm" svg:y="2.519cm">
          <draw:text-box>
            <text:p><text:span text:style-name="T3">otherVertexNext</text:span></text:p>
          </draw:text-box>
        </draw:frame>
        <draw:frame draw:style-name="gr17" draw:text-style-name="P4" draw:layer="layout" svg:width="2.604cm" svg:height="0.569cm" svg:x="9.572cm" svg:y="2.22cm">
          <draw:text-box>
            <text:p><text:span text:style-name="T4">otherPosition1</text:span></text:p>
          </draw:text-box>
        </draw:frame>
        <draw:frame draw:style-name="gr17" draw:text-style-name="P4" draw:layer="layout" svg:width="2.604cm" svg:height="0.569cm" svg:x="10.379cm" svg:y="4.47cm">
          <draw:text-box>
            <text:p><text:span text:style-name="T4">otherPosition2</text:span></text:p>
          </draw:text-box>
        </draw:frame>
        <draw:frame draw:style-name="gr18" draw:text-style-name="P4" draw:layer="layout" svg:width="2.466cm" svg:height="0.569cm" svg:x="7.965cm" svg:y="3.147cm">
          <draw:text-box>
            <text:p><text:span text:style-name="T4">otherDirection1</text:span></text:p>
          </draw:text-box>
        </draw:frame>
        <draw:frame draw:style-name="gr19" draw:text-style-name="P4" draw:layer="layout" svg:width="2.65cm" svg:height="0.569cm" svg:x="8.178cm" svg:y="3.731cm">
          <draw:text-box>
            <text:p><text:span text:style-name="T4">-otherDirection2</text:span></text:p>
          </draw:text-box>
        </draw:frame>
        <draw:polygon draw:style-name="gr1" draw:text-style-name="P1" draw:layer="layout" svg:width="4.61cm" svg:height="3.376cm" svg:x="13.981cm" svg:y="5.804cm" svg:viewBox="0 0 4611 3377" draw:points="3383,0 4611,2158 1667,3377 0,2147 572,0">
          <text:p/>
        </draw:polygon>
        <draw:polygon draw:style-name="gr2" draw:text-style-name="P2" draw:layer="layout" svg:width="2.157cm" svg:height="2.157cm" svg:x="17.365cm" svg:y="5.805cm" svg:viewBox="0 0 2158 2158" draw:points="0,0 1228,2158 2158,1073 2118,597 1682,346">
          <text:p/>
        </draw:polygon>
        <draw:polygon draw:style-name="gr1" draw:text-style-name="P1" draw:layer="layout" svg:width="4.61cm" svg:height="3.376cm" svg:x="14.058cm" svg:y="2.18cm" svg:viewBox="0 0 4611 3377" draw:points="3383,0 4611,2158 1667,3377 0,2147 572,0">
          <text:p/>
        </draw:polygon>
        <draw:polygon draw:style-name="gr2" draw:text-style-name="P2" draw:layer="layout" svg:width="2.157cm" svg:height="2.829cm" svg:x="17.442cm" svg:y="1.509cm" svg:viewBox="0 0 2158 2830" draw:points="0,672 1228,2830 2158,1745 2158,595 1539,0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Arial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1-21T19:41:47.553225288</meta:creation-date>
    <dc:date>2020-11-22T16:43:51.079249429</dc:date>
    <meta:editing-duration>PT1H49M2S</meta:editing-duration>
    <meta:editing-cycles>32</meta:editing-cycles>
    <meta:generator>LibreOffice/6.4.6.2$Linux_X86_64 LibreOffice_project/40$Build-2</meta:generator>
    <meta:document-statistic meta:object-count="39"/>
  </office:meta>
</office:document-meta>
</file>